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2.5366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NTONIO CARLOS SCHNEIDER BECK FILHO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BEATRIZ RIBEIRO AZOLIN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ARLOS AUGUSTO DIETRICH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DIOGO LUIZ MONTAGNER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DGAR ALOISIO BERGER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LAUCIA LONDERO DE OLIVEIRA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OURENÇO DE OLIVEIRA BASSO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OS ANTONIO DE MORAES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IO CESAR KOLLING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ODRIGO ARAUJO DA SILVA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VALDOMIRO MIOLA JUNIOR</text:p>
          </table:table-cell>
          <table:table-cell office:value-type="float" office:value="2001">
            <text:p>20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1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18:25</dc:date>
    <meta:document-statistic meta:table-count="1" meta:cell-count="48" meta:object-count="0"/>
    <meta:generator>OpenOffice.org/3.4.1$Unix OpenOffice.org_project/341m1$Build-9593</meta:generator>
  </office:meta>
</office:document-meta>
</file>